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09cm"/>
    </style:style>
    <style:style style:name="Table1.C" style:family="table-column">
      <style:table-column-properties style:column-width="12.59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4pt" officeooo:rsid="000ef669" officeooo:paragraph-rsid="000ef669" style:font-size-asian="14pt" style:font-size-complex="14pt"/>
    </style:style>
    <style:style style:name="P2" style:family="paragraph" style:parent-style-name="Standard">
      <style:text-properties style:font-name="Droid Sans" style:text-underline-style="solid" style:text-underline-width="auto" style:text-underline-color="font-color" fo:font-weight="bold" officeooo:rsid="000ccf7e" officeooo:paragraph-rsid="000ccf7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roid Sans" style:text-underline-style="solid" style:text-underline-width="auto" style:text-underline-color="font-color" fo:font-weight="bold" officeooo:rsid="000ccf7e" officeooo:paragraph-rsid="000ccf7e" style:font-weight-asian="bold" style:font-weight-complex="bold"/>
    </style:style>
    <style:style style:name="P4" style:family="paragraph" style:parent-style-name="Standard">
      <style:text-properties style:font-name="Droid Sans" style:text-underline-style="solid" style:text-underline-width="auto" style:text-underline-color="font-color" fo:font-weight="normal" officeooo:rsid="000e8dce" officeooo:paragraph-rsid="000e8dce" style:font-weight-asian="normal" style:font-weight-complex="normal"/>
    </style:style>
    <style:style style:name="P5" style:family="paragraph" style:parent-style-name="Standard">
      <style:text-properties style:font-name="Droid Sans" style:text-underline-style="none" fo:font-weight="normal" officeooo:rsid="000ccf7e" officeooo:paragraph-rsid="000ccf7e" style:font-weight-asian="normal" style:font-weight-complex="normal"/>
    </style:style>
    <style:style style:name="P6" style:family="paragraph" style:parent-style-name="Standard">
      <style:text-properties style:font-name="Droid Sans" style:text-underline-style="none" fo:font-weight="normal" officeooo:rsid="000e8dce" officeooo:paragraph-rsid="000e8dce" style:font-weight-asian="normal" style:font-weight-complex="normal"/>
    </style:style>
    <style:style style:name="P7" style:family="paragraph" style:parent-style-name="Standard">
      <style:paragraph-properties fo:break-before="page"/>
      <style:text-properties style:font-name="Droid Sans" style:text-underline-style="solid" style:text-underline-width="auto" style:text-underline-color="font-color" fo:font-weight="normal" officeooo:rsid="000e8dce" officeooo:paragraph-rsid="000e8dce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roid Sans" fo:font-weight="bold" officeooo:rsid="000ccf7e" officeooo:paragraph-rsid="000ccf7e" style:font-weight-asian="bold" style:font-weight-complex="bold"/>
    </style:style>
    <style:style style:name="P9" style:family="paragraph" style:parent-style-name="Table_20_Contents">
      <style:text-properties style:font-name="Droid Sans" fo:font-weight="bold" officeooo:rsid="000ccf7e" officeooo:paragraph-rsid="000ccf7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roid Sans" officeooo:rsid="000ccf7e" officeooo:paragraph-rsid="000ccf7e"/>
    </style:style>
    <style:style style:name="P11" style:family="paragraph" style:parent-style-name="Table_20_Contents">
      <style:text-properties style:font-name="Droid Sans" officeooo:rsid="000ccf7e" officeooo:paragraph-rsid="000ccf7e"/>
    </style:style>
    <style:style style:name="P12" style:family="paragraph" style:parent-style-name="Table_20_Contents">
      <style:paragraph-properties fo:text-align="center" style:justify-single-word="false"/>
      <style:text-properties style:font-name="Droid Sans" officeooo:rsid="000e8dce" officeooo:paragraph-rsid="000e8dce"/>
    </style:style>
    <style:style style:name="P13" style:family="paragraph" style:parent-style-name="Table_20_Contents">
      <style:text-properties style:font-name="Droid Sans" officeooo:rsid="000e8dce" officeooo:paragraph-rsid="000e8dce"/>
    </style:style>
    <style:style style:name="P14" style:family="paragraph" style:parent-style-name="Standard" style:list-style-name="L1">
      <style:text-properties style:font-name="Droid Sans" style:text-underline-style="none" fo:font-weight="normal" officeooo:rsid="000ccf7e" officeooo:paragraph-rsid="000ccf7e" style:font-weight-asian="normal" style:font-weight-complex="normal"/>
    </style:style>
    <style:style style:name="P15" style:family="paragraph" style:parent-style-name="Standard" style:list-style-name="L1">
      <style:text-properties style:font-name="Droid Sans" style:text-underline-style="none" fo:font-weight="normal" officeooo:rsid="000e8dce" officeooo:paragraph-rsid="000e8dce" style:font-weight-asian="normal" style:font-weight-complex="normal"/>
    </style:style>
    <style:style style:name="T1" style:family="text">
      <style:text-properties officeooo:rsid="000e8d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fba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ing Trainer </text:p>
      <text:p text:style-name="P2"/>
      <text:p text:style-name="P5">The string trainer provides a practice / play environment with scrolling ‘strums’ for stringed instruments. </text:p>
      <text:p text:style-name="P5"/>
      <text:p text:style-name="P5">It should be able to cope with</text:p>
      <text:p text:style-name="P5"/>
      <text:list xml:id="list764234106" text:style-name="L1">
        <text:list-item>
          <text:p text:style-name="P14">Diatonic and Chromatic instruments</text:p>
        </text:list-item>
        <text:list-item>
          <text:p text:style-name="P14">Double stringed instruments</text:p>
        </text:list-item>
        <text:list-item>
          <text:p text:style-name="P14">Instruments with varied tunings</text:p>
        </text:list-item>
        <text:list-item>
          <text:p text:style-name="P14">Odd Fretting Patterns (e.g. 1½ on the Dulcimer)</text:p>
        </text:list-item>
        <text:list-item>
          <text:p text:style-name="P15">Upside down string representation (e.g. Mountain Dulcimer)</text:p>
        </text:list-item>
      </text:list>
      <text:p text:style-name="P5"/>
      <text:p text:style-name="P2">JSON Output Format</text:p>
      <text:p text:style-name="P2"/>
      <text:p text:style-name="P5">Music is uploaded in a standard JSON format. Most of the music data is kept in the “bars” entry. <text:span text:style-name="T1">Case is ignored for everything ; it is Space Cased Like This for descriptive text ; title and so on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Key</text:p>
          </table:table-cell>
          <table:table-cell table:style-name="Table1.A1" office:value-type="string">
            <text:p text:style-name="P8">Default</text:p>
          </table:table-cell>
          <table:table-cell table:style-name="Table1.C1" office:value-type="string">
            <text:p text:style-name="P9">Notes</text:p>
          </table:table-cell>
        </table:table-row>
        <table:table-row>
          <table:table-cell table:style-name="Table1.A2" office:value-type="string">
            <text:p text:style-name="P10">beats</text:p>
          </table:table-cell>
          <table:table-cell table:style-name="Table1.A2" office:value-type="string">
            <text:p text:style-name="P10">4</text:p>
          </table:table-cell>
          <table:table-cell table:style-name="Table1.C2" office:value-type="string">
            <text:p text:style-name="P11">Beats per bar</text:p>
          </table:table-cell>
        </table:table-row>
        <table:table-row>
          <table:table-cell table:style-name="Table1.A2" office:value-type="string">
            <text:p text:style-name="P10">speed</text:p>
          </table:table-cell>
          <table:table-cell table:style-name="Table1.A2" office:value-type="string">
            <text:p text:style-name="P10">100</text:p>
          </table:table-cell>
          <table:table-cell table:style-name="Table1.C2" office:value-type="string">
            <text:p text:style-name="P11">Beats per minute speed</text:p>
          </table:table-cell>
        </table:table-row>
        <table:table-row>
          <table:table-cell table:style-name="Table1.A2" office:value-type="string">
            <text:p text:style-name="P10">title</text:p>
          </table:table-cell>
          <table:table-cell table:style-name="Table1.A2" office:value-type="string">
            <text:p text:style-name="P12">unknown</text:p>
          </table:table-cell>
          <table:table-cell table:style-name="Table1.C2" office:value-type="string">
            <text:p text:style-name="P11">Title of piece</text:p>
          </table:table-cell>
        </table:table-row>
        <table:table-row>
          <table:table-cell table:style-name="Table1.A2" office:value-type="string">
            <text:p text:style-name="P10">composer</text:p>
          </table:table-cell>
          <table:table-cell table:style-name="Table1.A2" office:value-type="string">
            <text:p text:style-name="P12">unknown</text:p>
          </table:table-cell>
          <table:table-cell table:style-name="Table1.C2" office:value-type="string">
            <text:p text:style-name="P11">Composer(s)</text:p>
          </table:table-cell>
        </table:table-row>
        <table:table-row>
          <table:table-cell table:style-name="Table1.A2" office:value-type="string">
            <text:p text:style-name="P10">translator</text:p>
          </table:table-cell>
          <table:table-cell table:style-name="Table1.A2" office:value-type="string">
            <text:p text:style-name="P12">unknown</text:p>
          </table:table-cell>
          <table:table-cell table:style-name="Table1.C2" office:value-type="string">
            <text:p text:style-name="P11">Name of person transposing it</text:p>
          </table:table-cell>
        </table:table-row>
        <table:table-row>
          <table:table-cell table:style-name="Table1.A2" office:value-type="string">
            <text:p text:style-name="P12">instrument</text:p>
          </table:table-cell>
          <table:table-cell table:style-name="Table1.A2" office:value-type="string">
            <text:p text:style-name="P10">“”</text:p>
          </table:table-cell>
          <table:table-cell table:style-name="Table1.C2" office:value-type="string">
            <text:p text:style-name="P13">Name of instrument ; these are part of a standard set ; this defines the fretting pattern, single/double strings, layout and so on, and the <text:span text:style-name="T2">default</text:span><text:span text:style-name="T3"> tuning.</text:span></text:p>
          </table:table-cell>
        </table:table-row>
        <table:table-row>
          <table:table-cell table:style-name="Table1.A2" office:value-type="string">
            <text:p text:style-name="P12">tuning</text:p>
          </table:table-cell>
          <table:table-cell table:style-name="Table1.A2" office:value-type="string">
            <text:p text:style-name="P10">“”</text:p>
          </table:table-cell>
          <table:table-cell table:style-name="Table1.C2" office:value-type="string">
            <text:p text:style-name="P13">Lowest to highest tuning for this instrument, comma seperated, so may (for a dulcimer) be D3,A3,D4 ; this overrides the tuning in the descriptor object</text:p>
          </table:table-cell>
        </table:table-row>
        <table:table-row>
          <table:table-cell table:style-name="Table1.A2" office:value-type="string">
            <text:p text:style-name="P12">capo</text:p>
          </table:table-cell>
          <table:table-cell table:style-name="Table1.A2" office:value-type="string">
            <text:p text:style-name="P12">0</text:p>
          </table:table-cell>
          <table:table-cell table:style-name="Table1.C2" office:value-type="string">
            <text:p text:style-name="P13">Chromatic positioning of the Capo. Information only as the bar information should not allow a value &lt; the Capo.</text:p>
          </table:table-cell>
        </table:table-row>
        <table:table-row>
          <table:table-cell table:style-name="Table1.A2" office:value-type="string">
            <text:p text:style-name="P12">bars</text:p>
          </table:table-cell>
          <table:table-cell table:style-name="Table1.A2" office:value-type="string">
            <text:p text:style-name="P12">[]</text:p>
          </table:table-cell>
          <table:table-cell table:style-name="Table1.C2" office:value-type="string">
            <text:p text:style-name="P13">Array of bar information.</text:p>
          </table:table-cell>
        </table:table-row>
      </table:table>
      <text:p text:style-name="P5"/>
      <text:p text:style-name="P4"/>
      <text:p text:style-name="P7">Bar information</text:p>
      <text:p text:style-name="P6"/>
      <text:p text:style-name="P6">Bar information is a sequence of strum patterns and note lengths seperated by semicolons. </text:p>
      <text:p text:style-name="P6"/>
      <text:p text:style-name="P6">The fretting/strumming patterns are chromatic <text:span text:style-name="T2">even if the instrument is not. </text:span><text:span text:style-name="T3">They consist of a fret position (2 digits) for each string starting with the lowest (e.g. the same order as the tuning).</text:span> These digits are followed by a colon, followed by the length of the note in quarter beats, again as a two digit value. <text:span text:style-name="T4">Rests are shown as 99</text:span></text:p>
      <text:p text:style-name="P6"/>
      <text:p text:style-name="P6">At any point in the bar a note marker can be put in in square brackets [Am7] ; this causes each strum/fret/play note to be labelled as Am7 until it changes, or is turned off [] or the end of the bar is reached. This is purely informational ; you can write [chips] if you wan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officeooo:rsid="000ef669" officeooo:paragraph-rsid="000ef669" style:font-size-asian="14pt" style:font-size-complex="1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21:25:43.099544524</meta:creation-date>
    <dc:date>2017-09-03T15:16:46.390168778</dc:date>
    <meta:editing-duration>PT18M27S</meta:editing-duration>
    <meta:editing-cycles>4</meta:editing-cycles>
    <meta:generator>LibreOffice/5.4.0.3$Linux_X86_64 LibreOffice_project/40m0$Build-3</meta:generator>
    <meta:document-statistic meta:table-count="1" meta:image-count="0" meta:object-count="0" meta:page-count="2" meta:paragraph-count="45" meta:word-count="345" meta:character-count="1930" meta:non-whitespace-character-count="1633"/>
  </office:meta>
</office:document-meta>
</file>